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356cm" svg:stroke-color="#ff8d00" draw:marker-start="" draw:marker-start-width="0.814cm" draw:marker-start-center="false" draw:marker-end="" draw:marker-end-width="0.81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304cm" fo:padding-bottom="0.304cm" fo:padding-left="0.429cm" fo:padding-right="0.42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_20_2" svg:stroke-width="0.356cm" svg:stroke-color="#ff8d00" draw:marker-start="" draw:marker-start-width="0.814cm" draw:marker-start-center="false" draw:marker-end="" draw:marker-end-width="0.81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304cm" fo:padding-bottom="0.304cm" fo:padding-left="0.429cm" fo:padding-right="0.42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_20_2" svg:stroke-width="0.356cm" svg:stroke-color="#ff8d00" draw:marker-start="" draw:marker-start-width="0.814cm" draw:marker-start-center="false" draw:marker-end="" draw:marker-end-width="0.81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304cm" fo:padding-bottom="0.304cm" fo:padding-left="0.429cm" fo:padding-right="0.42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svg:stroke-width="0.203cm" draw:marker-start-width="0.503cm" draw:marker-end-width="0.503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356cm" svg:stroke-color="#ff8d00" draw:marker-start-width="0.731cm" draw:marker-end-width="0.731cm" draw:fill="none" draw:textarea-horizontal-align="center" draw:textarea-vertical-align="middle" fo:padding-top="0.3cm" fo:padding-bottom="0.3cm" fo:padding-left="0.425cm" fo:padding-right="0.425cm"/>
    </style:style>
    <style:style style:name="gr6" style:family="graphic" style:parent-style-name="standard">
      <style:graphic-properties draw:stroke="dash" draw:stroke-dash="Fine_20_Dotted" svg:stroke-width="0.356cm" svg:stroke-color="#ff8d00" draw:marker-start-width="0.731cm" draw:marker-end-width="0.731cm" draw:fill="none" draw:textarea-horizontal-align="center" draw:textarea-vertical-align="middle" fo:padding-top="0.3cm" fo:padding-bottom="0.3cm" fo:padding-left="0.425cm" fo:padding-right="0.425cm"/>
    </style:style>
    <style:style style:name="gr7" style:family="graphic" style:parent-style-name="standard">
      <style:graphic-properties svg:stroke-width="0.305cm" draw:marker-start-width="0.655cm" draw:marker-end-width="0.655cm" draw:textarea-horizontal-align="center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solid" draw:fill-color="#999999" draw:textarea-horizontal-align="center" draw:textarea-vertical-align="middle"/>
    </style:style>
    <style:style style:name="gr10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 style:list-style-name="L1">
      <style:graphic-properties draw:stroke="solid" draw:stroke-dash="Dash_20_2" svg:stroke-width="0.356cm" svg:stroke-color="#ff8d00" draw:marker-start="" draw:marker-start-width="0.814cm" draw:marker-start-center="false" draw:marker-end="" draw:marker-end-width="0.81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304cm" fo:padding-bottom="0.304cm" fo:padding-left="0.429cm" fo:padding-right="0.42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_20_2" svg:stroke-width="0.356cm" svg:stroke-color="#ff8d00" draw:marker-start="" draw:marker-start-width="0.814cm" draw:marker-start-center="false" draw:marker-end="" draw:marker-end-width="0.81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304cm" fo:padding-bottom="0.304cm" fo:padding-left="0.429cm" fo:padding-right="0.42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_20_2" svg:stroke-width="0.356cm" svg:stroke-color="#ff8d00" draw:marker-start="" draw:marker-start-width="0.814cm" draw:marker-start-center="false" draw:marker-end="" draw:marker-end-width="0.81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304cm" fo:padding-bottom="0.304cm" fo:padding-left="0.429cm" fo:padding-right="0.42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svg:stroke-width="0.102cm" svg:stroke-color="#0084d1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9cm" fo:min-width="0.98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4cm" fo:min-width="0.33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9cm" fo:min-width="1.08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1.222cm"/>
    </style:style>
    <style:style style:name="gr20" style:family="graphic" style:parent-style-name="standard">
      <style:graphic-properties draw:stroke="none" draw:fill="gradient" draw:fill-color="#99ccff" draw:fill-gradient-name="cloud2" draw:textarea-horizontal-align="center" draw:textarea-vertical-align="middle" draw:shadow-offset-x="0.305cm" draw:shadow-offset-y="0.305cm"/>
    </style:style>
    <style:style style:name="gr21" style:family="graphic" style:parent-style-name="standard" style:list-style-name="L1">
      <style:graphic-properties draw:stroke="solid" draw:stroke-dash="Dash_20_2" svg:stroke-width="0.356cm" svg:stroke-color="#ff8d00" draw:marker-start="" draw:marker-start-width="0.814cm" draw:marker-start-center="false" draw:marker-end="" draw:marker-end-width="0.81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304cm" fo:padding-bottom="0.304cm" fo:padding-left="0.429cm" fo:padding-right="0.42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_20_2" svg:stroke-width="0.356cm" svg:stroke-color="#ff8d00" draw:marker-start="" draw:marker-start-width="0.814cm" draw:marker-start-center="false" draw:marker-end="" draw:marker-end-width="0.81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304cm" fo:padding-bottom="0.304cm" fo:padding-left="0.429cm" fo:padding-right="0.42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_20_2" svg:stroke-width="0.356cm" svg:stroke-color="#ff8d00" draw:marker-start="" draw:marker-start-width="0.814cm" draw:marker-start-center="false" draw:marker-end="" draw:marker-end-width="0.81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304cm" fo:padding-bottom="0.304cm" fo:padding-left="0.429cm" fo:padding-right="0.42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color="#ff8d00" fo:font-size="36pt" style:font-size-asian="36pt" style:font-size-complex="36pt"/>
    </style:style>
    <style:style style:name="P5" style:family="paragraph">
      <style:text-properties fo:color="#0084d1" fo:font-size="36pt" style:font-size-asian="36pt" style:font-size-complex="36pt"/>
    </style:style>
    <style:style style:name="P6" style:family="paragraph">
      <style:text-properties fo:color="#c5000b" fo:font-size="36pt" style:font-size-asian="36pt" style:font-size-complex="36pt"/>
    </style:style>
    <style:style style:name="P7" style:family="paragraph">
      <style:text-properties fo:font-size="60pt" style:font-size-asian="60pt" style:font-size-complex="6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36pt"/>
    </style:style>
    <style:style style:name="P10" style:family="paragraph">
      <style:text-properties fo:color="#ffffff" fo:font-size="36pt"/>
    </style:style>
    <style:style style:name="P11" style:family="paragraph">
      <style:text-properties fo:color="#ffffff"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ff8d00" fo:font-family="Arial" style:font-family-generic="swiss" style:font-pitch="variable" fo:font-size="36pt" style:font-family-asian="FreeSerif" style:font-style-name-asian="Mittel" style:font-family-generic-asian="roman" style:font-size-asian="36pt" style:font-family-complex="FreeSerif" style:font-style-name-complex="Mittel" style:font-family-generic-complex="roman" style:font-size-complex="36pt"/>
    </style:style>
    <style:style style:name="T3" style:family="text">
      <style:text-properties fo:color="#ff8d00" fo:font-size="36pt" style:font-size-asian="36pt" style:font-size-complex="36pt"/>
    </style:style>
    <style:style style:name="T4" style:family="text">
      <style:text-properties fo:color="#0084d1" fo:font-size="36pt" style:font-size-asian="36pt" style:font-size-complex="36pt"/>
    </style:style>
    <style:style style:name="T5" style:family="text">
      <style:text-properties fo:color="#c5000b" fo:font-size="36pt" style:font-size-asian="36pt" style:font-size-complex="36pt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ffffff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.435cm" svg:height="0.982cm" draw:transform="skewX (0.0232128790515246) rotate (3.13461133658182) translate (12.5551863248983cm 12.4310140487716cm)" svg:viewBox="0 0 1436 983" svg:d="m0 983c597-31 1001-184 1054-495s-89-488-463-488-432 197-403 492 874 488 1248 488">
            <text:p/>
          </draw:path>
          <draw:path draw:style-name="gr2" draw:text-style-name="P1" draw:layer="layout" svg:width="1.435cm" svg:height="0.982cm" draw:transform="skewX (0.0197222205475359) rotate (3.13461133658182) translate (13.9433538445252cm 12.438352713235cm)" svg:viewBox="0 0 1436 983" svg:d="m0 983c597-32 1002-185 1056-491s-88-496-459-492-435 193-408 491 873 489 1247 489">
            <text:p/>
          </draw:path>
          <draw:path draw:style-name="gr3" draw:text-style-name="P1" draw:layer="layout" svg:width="1.435cm" svg:height="0.984cm" draw:transform="skewX (0.0205948851735331) rotate (3.1381019950858) translate (15.3307025026189cm 12.443615797972cm)" svg:viewBox="0 0 1436 985" svg:d="m0 979c597-23 1004-176 1058-487s-86-492-460-492-434 197-407 491 871 493 1245 494">
            <text:p/>
          </draw:path>
        </draw:g>
        <draw:line draw:style-name="gr4" draw:text-style-name="P2" draw:layer="layout" svg:x1="4.978cm" svg:y1="6.455cm" svg:x2="9.793cm" svg:y2="7.778cm">
          <text:p/>
        </draw:line>
        <draw:line draw:style-name="gr4" draw:text-style-name="P2" draw:layer="layout" svg:x1="5.016cm" svg:y1="5.662cm" svg:x2="9.831cm" svg:y2="6.985cm">
          <text:p/>
        </draw:line>
        <draw:line draw:style-name="gr4" draw:text-style-name="P2" draw:layer="layout" svg:x1="4.997cm" svg:y1="6.059cm" svg:x2="9.812cm" svg:y2="7.382cm">
          <text:p/>
        </draw:line>
        <draw:line draw:style-name="gr4" draw:text-style-name="P2" draw:layer="layout" svg:x1="5.035cm" svg:y1="12.568cm" svg:x2="9.662cm" svg:y2="11.271cm">
          <text:p/>
        </draw:line>
        <draw:line draw:style-name="gr4" draw:text-style-name="P2" draw:layer="layout" svg:x1="5.05cm" svg:y1="12.965cm" svg:x2="9.677cm" svg:y2="11.668cm">
          <text:p/>
        </draw:line>
        <draw:line draw:style-name="gr4" draw:text-style-name="P2" draw:layer="layout" svg:x1="5.072cm" svg:y1="13.362cm" svg:x2="9.699cm" svg:y2="12.065cm">
          <text:p/>
        </draw:line>
        <draw:line draw:style-name="gr5" draw:text-style-name="P2" draw:layer="layout" svg:x1="11.037cm" svg:y1="7.209cm" svg:x2="15.066cm" svg:y2="7.223cm">
          <text:p/>
        </draw:line>
        <draw:line draw:style-name="gr6" draw:text-style-name="P2" draw:layer="layout" svg:x1="14.935cm" svg:y1="7.196cm" svg:x2="18.326cm" svg:y2="8.398cm">
          <text:p/>
        </draw:line>
        <draw:line draw:style-name="gr7" draw:text-style-name="P2" draw:layer="layout" svg:x1="18.691cm" svg:y1="5.485cm" svg:x2="15.04cm" svg:y2="7.196cm">
          <text:p/>
        </draw:line>
        <draw:line draw:style-name="gr7" draw:text-style-name="P2" draw:layer="layout" svg:x1="19.394cm" svg:y1="10.559cm" svg:x2="15.067cm" svg:y2="11.543cm">
          <text:p/>
        </draw:line>
        <draw:line draw:style-name="gr6" draw:text-style-name="P2" draw:layer="layout" svg:x1="16.821cm" svg:y1="13.132cm" svg:x2="18.982cm" svg:y2="14.952cm">
          <text:p/>
        </draw:line>
        <draw:line draw:style-name="gr5" draw:text-style-name="P2" draw:layer="layout" svg:x1="15.304cm" svg:y1="11.45cm" svg:x2="16.894cm" svg:y2="13.205cm">
          <text:p/>
        </draw:line>
        <draw:line draw:style-name="gr7" draw:text-style-name="P2" draw:layer="layout" svg:x1="20.147cm" svg:y1="12.622cm" svg:x2="16.943cm" svg:y2="13.302cm">
          <text:p/>
        </draw:line>
        <draw:frame draw:style-name="gr8" draw:text-style-name="P3" draw:layer="layout" svg:width="4.105cm" svg:height="1.673cm" svg:x="4.402cm" svg:y="7.095cm">
          <draw:text-box>
            <text:p><text:span text:style-name="T1">proton</text:span></text:p>
          </draw:text-box>
        </draw:frame>
        <draw:frame draw:style-name="gr8" draw:text-style-name="P3" draw:layer="layout" svg:width="4.105cm" svg:height="1.673cm" svg:x="4.403cm" svg:y="13.374cm">
          <draw:text-box>
            <text:p><text:span text:style-name="T1">proton</text:span></text:p>
          </draw:text-box>
        </draw:frame>
        <draw:frame draw:style-name="gr8" draw:text-style-name="P3" draw:layer="layout" svg:width="1.209cm" svg:height="1.673cm" svg:x="19.534cm" svg:y="4.379cm">
          <draw:text-box>
            <text:p><text:span text:style-name="T1">q</text:span></text:p>
          </draw:text-box>
        </draw:frame>
        <draw:frame draw:style-name="gr8" draw:text-style-name="P3" draw:layer="layout" svg:width="1.209cm" svg:height="1.673cm" svg:x="19.535cm" svg:y="9.576cm">
          <draw:text-box>
            <text:p><text:span text:style-name="T1">q</text:span></text:p>
          </draw:text-box>
        </draw:frame>
        <draw:frame draw:style-name="gr8" draw:text-style-name="P3" draw:layer="layout" svg:width="1.209cm" svg:height="1.673cm" svg:x="20.229cm" svg:y="11.602cm">
          <draw:text-box>
            <text:p><text:span text:style-name="T1">q</text:span></text:p>
          </draw:text-box>
        </draw:frame>
        <draw:frame draw:style-name="gr8" draw:text-style-name="P4" draw:layer="layout" svg:width="2.902cm" svg:height="1.673cm" svg:x="18.686cm" svg:y="7.512cm">
          <draw:text-box>
            <text:p><text:span text:style-name="T2">LSP</text:span></text:p>
          </draw:text-box>
        </draw:frame>
        <draw:g>
          <draw:frame draw:style-name="gr8" draw:text-style-name="P4" draw:layer="layout" svg:width="1.243cm" svg:height="1.673cm" svg:x="12.285cm" svg:y="8.78cm">
            <draw:text-box>
              <text:p><text:span text:style-name="T3">~</text:span></text:p>
            </draw:text-box>
          </draw:frame>
          <draw:frame draw:style-name="gr8" draw:text-style-name="P4" draw:layer="layout" svg:width="1.209cm" svg:height="1.673cm" svg:x="12.318cm" svg:y="9.226cm">
            <draw:text-box>
              <text:p><text:span text:style-name="T3">g</text:span></text:p>
            </draw:text-box>
          </draw:frame>
        </draw:g>
        <draw:g>
          <draw:frame draw:style-name="gr8" draw:text-style-name="P4" draw:layer="layout" svg:width="1.209cm" svg:height="1.673cm" svg:x="15.076cm" svg:y="12.403cm">
            <draw:text-box>
              <text:p><text:span text:style-name="T3">q</text:span></text:p>
            </draw:text-box>
          </draw:frame>
          <draw:frame draw:style-name="gr8" draw:text-style-name="P4" draw:layer="layout" svg:width="1.243cm" svg:height="1.673cm" svg:x="15.029cm" svg:y="11.943cm">
            <draw:text-box>
              <text:p><text:span text:style-name="T3">~</text:span></text:p>
            </draw:text-box>
          </draw:frame>
        </draw:g>
        <draw:g>
          <draw:frame draw:style-name="gr8" draw:text-style-name="P4" draw:layer="layout" svg:width="1.209cm" svg:height="1.673cm" svg:x="12.282cm" svg:y="5.225cm">
            <draw:text-box>
              <text:p><text:span text:style-name="T3">q</text:span></text:p>
            </draw:text-box>
          </draw:frame>
          <draw:frame draw:style-name="gr8" draw:text-style-name="P4" draw:layer="layout" svg:width="1.243cm" svg:height="1.673cm" svg:x="12.235cm" svg:y="4.765cm">
            <draw:text-box>
              <text:p><text:span text:style-name="T3">~</text:span></text:p>
            </draw:text-box>
          </draw:frame>
        </draw:g>
        <draw:ellipse draw:style-name="gr9" draw:text-style-name="P2" draw:layer="layout" svg:width="1.907cm" svg:height="8.202cm" svg:x="9.481cm" svg:y="5.397cm">
          <text:p/>
        </draw:ellipse>
        <draw:circle draw:style-name="gr9" draw:text-style-name="P2" draw:layer="layout" svg:width="0.582cm" svg:height="0.582cm" svg:x="14.794cm" svg:y="6.939cm">
          <text:p/>
        </draw:circle>
        <draw:circle draw:style-name="gr9" draw:text-style-name="P2" draw:layer="layout" svg:width="0.582cm" svg:height="0.582cm" svg:x="16.69cm" svg:y="13.035cm">
          <text:p/>
        </draw:circle>
        <draw:circle draw:style-name="gr9" draw:text-style-name="P2" draw:layer="layout" svg:width="0.582cm" svg:height="0.582cm" svg:x="14.945cm" svg:y="11.191cm">
          <text:p/>
        </draw:circle>
        <draw:frame draw:style-name="gr8" draw:text-style-name="P5" draw:layer="layout" svg:width="2.195cm" svg:height="1.673cm" svg:x="22.629cm" svg:y="11.597cm">
          <draw:text-box>
            <text:p><text:span text:style-name="T4">Jet</text:span></text:p>
          </draw:text-box>
        </draw:frame>
        <draw:frame draw:style-name="gr8" draw:text-style-name="P5" draw:layer="layout" svg:width="2.195cm" svg:height="1.673cm" svg:x="22.63cm" svg:y="9.698cm">
          <draw:text-box>
            <text:p><text:span text:style-name="T4">Jet</text:span></text:p>
          </draw:text-box>
        </draw:frame>
        <draw:frame draw:style-name="gr8" draw:text-style-name="P5" draw:layer="layout" svg:width="2.195cm" svg:height="1.673cm" svg:x="22.63cm" svg:y="4.498cm">
          <draw:text-box>
            <text:p><text:span text:style-name="T4">Jet</text:span></text:p>
          </draw:text-box>
        </draw:frame>
        <draw:frame draw:style-name="gr8" draw:text-style-name="P6" draw:layer="layout" svg:width="3.182cm" svg:height="1.673cm" svg:x="22.66cm" svg:y="7.514cm">
          <draw:text-box>
            <text:p><text:span text:style-name="T5">MET</text:span></text:p>
          </draw:text-box>
        </draw:frame>
        <draw:frame draw:style-name="gr8" draw:text-style-name="P6" draw:layer="layout" svg:width="3.182cm" svg:height="1.673cm" svg:x="22.631cm" svg:y="14.584cm">
          <draw:text-box>
            <text:p><text:span text:style-name="T5">MET</text:span></text:p>
          </draw:text-box>
        </draw:frame>
        <draw:frame draw:style-name="gr8" draw:text-style-name="P6" draw:layer="layout" svg:width="2.902cm" svg:height="1.673cm" svg:x="18.986cm" svg:y="14.513cm">
          <draw:text-box>
            <text:p><text:span text:style-name="T2">LSP</text:span></text:p>
          </draw:text-box>
        </draw:frame>
        <draw:line draw:style-name="gr10" draw:text-style-name="P2" draw:layer="layout" svg:x1="19.807cm" svg:y1="9.949cm" svg:x2="20.438cm" svg:y2="9.949cm">
          <text:p/>
        </draw:line>
      </draw:page>
      <draw:page draw:name="page2" draw:style-name="dp1" draw:master-page-name="Default">
        <draw:g>
          <draw:path draw:style-name="gr11" draw:text-style-name="P1" draw:layer="layout" svg:width="1.435cm" svg:height="0.982cm" draw:transform="skewX (0.0232128790515246) rotate (3.13461133658182) translate (12.5541863248983cm 12.4300140487716cm)" svg:viewBox="0 0 1436 983" svg:d="m0 983c597-31 1001-184 1054-495s-89-488-463-488-432 197-403 492 874 488 1248 488">
            <text:p/>
          </draw:path>
          <draw:path draw:style-name="gr12" draw:text-style-name="P1" draw:layer="layout" svg:width="1.435cm" svg:height="0.982cm" draw:transform="skewX (0.0197222205475359) rotate (3.13461133658182) translate (13.9423538445252cm 12.437352713235cm)" svg:viewBox="0 0 1436 983" svg:d="m0 983c597-32 1002-185 1056-491s-88-496-459-492-435 193-408 491 873 489 1247 489">
            <text:p/>
          </draw:path>
          <draw:path draw:style-name="gr13" draw:text-style-name="P1" draw:layer="layout" svg:width="1.435cm" svg:height="0.984cm" draw:transform="skewX (0.0205948851735331) rotate (3.1381019950858) translate (15.3297025026189cm 12.4426157979721cm)" svg:viewBox="0 0 1436 985" svg:d="m0 979c597-23 1004-176 1058-487s-86-492-460-492-434 197-407 491 871 493 1245 494">
            <text:p/>
          </draw:path>
        </draw:g>
        <draw:line draw:style-name="gr4" draw:text-style-name="P2" draw:layer="layout" svg:x1="4.978cm" svg:y1="6.455cm" svg:x2="9.793cm" svg:y2="7.778cm">
          <text:p/>
        </draw:line>
        <draw:line draw:style-name="gr4" draw:text-style-name="P2" draw:layer="layout" svg:x1="5.016cm" svg:y1="5.662cm" svg:x2="9.831cm" svg:y2="6.985cm">
          <text:p/>
        </draw:line>
        <draw:line draw:style-name="gr4" draw:text-style-name="P2" draw:layer="layout" svg:x1="4.997cm" svg:y1="6.059cm" svg:x2="9.812cm" svg:y2="7.382cm">
          <text:p/>
        </draw:line>
        <draw:line draw:style-name="gr4" draw:text-style-name="P2" draw:layer="layout" svg:x1="5.035cm" svg:y1="12.568cm" svg:x2="9.662cm" svg:y2="11.271cm">
          <text:p/>
        </draw:line>
        <draw:line draw:style-name="gr4" draw:text-style-name="P2" draw:layer="layout" svg:x1="5.05cm" svg:y1="12.965cm" svg:x2="9.677cm" svg:y2="11.668cm">
          <text:p/>
        </draw:line>
        <draw:line draw:style-name="gr4" draw:text-style-name="P2" draw:layer="layout" svg:x1="5.072cm" svg:y1="13.362cm" svg:x2="9.699cm" svg:y2="12.065cm">
          <text:p/>
        </draw:line>
        <draw:line draw:style-name="gr5" draw:text-style-name="P2" draw:layer="layout" svg:x1="11.037cm" svg:y1="7.209cm" svg:x2="15.066cm" svg:y2="7.223cm">
          <text:p/>
        </draw:line>
        <draw:line draw:style-name="gr6" draw:text-style-name="P2" draw:layer="layout" svg:x1="14.935cm" svg:y1="7.196cm" svg:x2="18.326cm" svg:y2="8.398cm">
          <text:p/>
        </draw:line>
        <draw:line draw:style-name="gr7" draw:text-style-name="P2" draw:layer="layout" svg:x1="19.136cm" svg:y1="5.505cm" svg:x2="15.04cm" svg:y2="7.196cm">
          <text:p/>
        </draw:line>
        <draw:line draw:style-name="gr7" draw:text-style-name="P2" draw:layer="layout" svg:x1="19.394cm" svg:y1="10.559cm" svg:x2="15.067cm" svg:y2="11.543cm">
          <text:p/>
        </draw:line>
        <draw:line draw:style-name="gr6" draw:text-style-name="P2" draw:layer="layout" svg:x1="16.821cm" svg:y1="13.132cm" svg:x2="18.982cm" svg:y2="14.952cm">
          <text:p/>
        </draw:line>
        <draw:line draw:style-name="gr5" draw:text-style-name="P2" draw:layer="layout" svg:x1="15.304cm" svg:y1="11.45cm" svg:x2="16.894cm" svg:y2="13.205cm">
          <text:p/>
        </draw:line>
        <draw:line draw:style-name="gr7" draw:text-style-name="P2" draw:layer="layout" svg:x1="20.147cm" svg:y1="12.622cm" svg:x2="16.943cm" svg:y2="13.302cm">
          <text:p/>
        </draw:line>
        <draw:frame draw:style-name="gr8" draw:text-style-name="P3" draw:layer="layout" svg:width="4.105cm" svg:height="1.673cm" svg:x="4.402cm" svg:y="7.095cm">
          <draw:text-box>
            <text:p><text:span text:style-name="T1">proton</text:span></text:p>
          </draw:text-box>
        </draw:frame>
        <draw:frame draw:style-name="gr8" draw:text-style-name="P3" draw:layer="layout" svg:width="4.105cm" svg:height="1.673cm" svg:x="4.403cm" svg:y="13.374cm">
          <draw:text-box>
            <text:p><text:span text:style-name="T1">proton</text:span></text:p>
          </draw:text-box>
        </draw:frame>
        <draw:frame draw:style-name="gr8" draw:text-style-name="P3" draw:layer="layout" svg:width="1.209cm" svg:height="1.673cm" svg:x="19.534cm" svg:y="4.379cm">
          <draw:text-box>
            <text:p><text:span text:style-name="T1">q</text:span></text:p>
          </draw:text-box>
        </draw:frame>
        <draw:frame draw:style-name="gr8" draw:text-style-name="P3" draw:layer="layout" svg:width="1.209cm" svg:height="1.673cm" svg:x="19.535cm" svg:y="9.576cm">
          <draw:text-box>
            <text:p><text:span text:style-name="T1">q</text:span></text:p>
          </draw:text-box>
        </draw:frame>
        <draw:frame draw:style-name="gr8" draw:text-style-name="P3" draw:layer="layout" svg:width="1.209cm" svg:height="1.673cm" svg:x="20.229cm" svg:y="11.602cm">
          <draw:text-box>
            <text:p><text:span text:style-name="T1">q</text:span></text:p>
          </draw:text-box>
        </draw:frame>
        <draw:frame draw:style-name="gr8" draw:text-style-name="P4" draw:layer="layout" svg:width="2.902cm" svg:height="1.673cm" svg:x="18.632cm" svg:y="7.619cm">
          <draw:text-box>
            <text:p><text:span text:style-name="T2">LSP</text:span></text:p>
          </draw:text-box>
        </draw:frame>
        <draw:g>
          <draw:frame draw:style-name="gr8" draw:text-style-name="P4" draw:layer="layout" svg:width="1.243cm" svg:height="1.673cm" svg:x="12.285cm" svg:y="8.78cm">
            <draw:text-box>
              <text:p><text:span text:style-name="T3">~</text:span></text:p>
            </draw:text-box>
          </draw:frame>
          <draw:frame draw:style-name="gr8" draw:text-style-name="P4" draw:layer="layout" svg:width="1.209cm" svg:height="1.673cm" svg:x="12.318cm" svg:y="9.226cm">
            <draw:text-box>
              <text:p><text:span text:style-name="T3">g</text:span></text:p>
            </draw:text-box>
          </draw:frame>
        </draw:g>
        <draw:g>
          <draw:frame draw:style-name="gr8" draw:text-style-name="P4" draw:layer="layout" svg:width="1.209cm" svg:height="1.673cm" svg:x="15.076cm" svg:y="12.403cm">
            <draw:text-box>
              <text:p><text:span text:style-name="T3">q</text:span></text:p>
            </draw:text-box>
          </draw:frame>
          <draw:frame draw:style-name="gr8" draw:text-style-name="P4" draw:layer="layout" svg:width="1.243cm" svg:height="1.673cm" svg:x="15.029cm" svg:y="11.943cm">
            <draw:text-box>
              <text:p><text:span text:style-name="T3">~</text:span></text:p>
            </draw:text-box>
          </draw:frame>
        </draw:g>
        <draw:g>
          <draw:frame draw:style-name="gr8" draw:text-style-name="P4" draw:layer="layout" svg:width="1.209cm" svg:height="1.673cm" svg:x="12.282cm" svg:y="5.225cm">
            <draw:text-box>
              <text:p><text:span text:style-name="T3">q</text:span></text:p>
            </draw:text-box>
          </draw:frame>
          <draw:frame draw:style-name="gr8" draw:text-style-name="P4" draw:layer="layout" svg:width="1.243cm" svg:height="1.673cm" svg:x="12.235cm" svg:y="4.765cm">
            <draw:text-box>
              <text:p><text:span text:style-name="T3">~</text:span></text:p>
            </draw:text-box>
          </draw:frame>
        </draw:g>
        <draw:ellipse draw:style-name="gr9" draw:text-style-name="P2" draw:layer="layout" svg:width="1.907cm" svg:height="8.202cm" svg:x="9.481cm" svg:y="5.397cm">
          <text:p/>
        </draw:ellipse>
        <draw:circle draw:style-name="gr9" draw:text-style-name="P2" draw:layer="layout" svg:width="0.582cm" svg:height="0.582cm" svg:x="14.794cm" svg:y="6.939cm">
          <text:p/>
        </draw:circle>
        <draw:circle draw:style-name="gr9" draw:text-style-name="P2" draw:layer="layout" svg:width="0.582cm" svg:height="0.582cm" svg:x="16.69cm" svg:y="13.035cm">
          <text:p/>
        </draw:circle>
        <draw:circle draw:style-name="gr9" draw:text-style-name="P2" draw:layer="layout" svg:width="0.582cm" svg:height="0.582cm" svg:x="14.945cm" svg:y="11.191cm">
          <text:p/>
        </draw:circle>
        <draw:frame draw:style-name="gr8" draw:text-style-name="P5" draw:layer="layout" svg:width="2.195cm" svg:height="1.673cm" svg:x="24.492cm" svg:y="8.87cm">
          <draw:text-box>
            <text:p><text:span text:style-name="T4">Jet</text:span></text:p>
          </draw:text-box>
        </draw:frame>
        <draw:line draw:style-name="gr10" draw:text-style-name="P2" draw:layer="layout" svg:x1="19.807cm" svg:y1="9.949cm" svg:x2="20.438cm" svg:y2="9.949cm">
          <text:p/>
        </draw:line>
        <draw:frame draw:style-name="gr8" draw:text-style-name="P4" draw:layer="layout" svg:width="2.902cm" svg:height="1.673cm" svg:x="19.247cm" svg:y="14.328cm">
          <draw:text-box>
            <text:p><text:span text:style-name="T2">LSP</text:span></text:p>
          </draw:text-box>
        </draw:frame>
        <draw:line draw:style-name="gr14" draw:text-style-name="P2" draw:layer="layout" svg:x1="20.9cm" svg:y1="4.917cm" svg:x2="23.786cm" svg:y2="4.196cm">
          <text:p/>
        </draw:line>
        <draw:line draw:style-name="gr14" draw:text-style-name="P2" draw:layer="layout" svg:x1="21.087cm" svg:y1="5.078cm" svg:x2="23.064cm" svg:y2="4.917cm">
          <text:p/>
        </draw:line>
        <draw:line draw:style-name="gr14" draw:text-style-name="P2" draw:layer="layout" svg:x1="20.873cm" svg:y1="4.703cm" svg:x2="23.465cm" svg:y2="3.741cm">
          <text:p/>
        </draw:line>
        <draw:line draw:style-name="gr14" draw:text-style-name="P2" draw:layer="layout" svg:x1="20.928cm" svg:y1="10.29cm" svg:x2="23.814cm" svg:y2="9.569cm">
          <text:p/>
        </draw:line>
        <draw:line draw:style-name="gr14" draw:text-style-name="P2" draw:layer="layout" svg:x1="21.115cm" svg:y1="10.451cm" svg:x2="23.092cm" svg:y2="10.29cm">
          <text:p/>
        </draw:line>
        <draw:line draw:style-name="gr14" draw:text-style-name="P2" draw:layer="layout" svg:x1="20.901cm" svg:y1="10.076cm" svg:x2="23.493cm" svg:y2="9.114cm">
          <text:p/>
        </draw:line>
        <draw:line draw:style-name="gr14" draw:text-style-name="P2" draw:layer="layout" svg:x1="21.382cm" svg:y1="12.534cm" svg:x2="24.268cm" svg:y2="11.813cm">
          <text:p/>
        </draw:line>
        <draw:line draw:style-name="gr14" draw:text-style-name="P2" draw:layer="layout" svg:x1="21.569cm" svg:y1="12.695cm" svg:x2="23.546cm" svg:y2="12.534cm">
          <text:p/>
        </draw:line>
        <draw:line draw:style-name="gr14" draw:text-style-name="P2" draw:layer="layout" svg:x1="21.355cm" svg:y1="12.32cm" svg:x2="23.947cm" svg:y2="11.358cm">
          <text:p/>
        </draw:line>
        <draw:frame draw:style-name="gr8" draw:text-style-name="P5" draw:layer="layout" svg:width="2.195cm" svg:height="1.673cm" svg:x="24.493cm" svg:y="3.471cm">
          <draw:text-box>
            <text:p><text:span text:style-name="T4">Jet</text:span></text:p>
          </draw:text-box>
        </draw:frame>
        <draw:frame draw:style-name="gr8" draw:text-style-name="P5" draw:layer="layout" svg:width="2.195cm" svg:height="1.673cm" svg:x="24.493cm" svg:y="11.071cm">
          <draw:text-box>
            <text:p><text:span text:style-name="T4">Jet</text:span></text:p>
          </draw:text-box>
        </draw:frame>
      </draw:page>
      <draw:page draw:name="page3" draw:style-name="dp1" draw:master-page-name="Default">
        <draw:g>
          <draw:custom-shape draw:style-name="gr15" draw:text-style-name="P2" draw:layer="layout" svg:width="17.886cm" svg:height="13.6cm" svg:x="4.948cm" svg:y="4.49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8.347cm" svg:y1="5.027cm" svg:x2="8.347cm" svg:y2="15.105cm">
            <text:p/>
          </draw:line>
          <draw:line draw:style-name="gr4" draw:text-style-name="P2" draw:layer="layout" svg:x1="8.247cm" svg:y1="15.01cm" svg:x2="21.643cm" svg:y2="15.011cm">
            <text:p/>
          </draw:line>
          <draw:g>
            <draw:frame draw:style-name="gr16" draw:text-style-name="P7" draw:layer="layout" svg:width="2.267cm" svg:height="2.618cm" svg:x="18.521cm" svg:y="15.06cm">
              <draw:text-box>
                <text:p><text:span text:style-name="T6">m</text:span></text:p>
              </draw:text-box>
            </draw:frame>
            <draw:frame draw:style-name="gr17" draw:text-style-name="P8" draw:layer="layout" svg:width="1.285cm" svg:height="1.826cm" svg:x="20.352cm" svg:y="16.25cm">
              <draw:text-box>
                <text:p><text:span text:style-name="T7">0</text:span></text:p>
              </draw:text-box>
            </draw:frame>
          </draw:g>
          <draw:g>
            <draw:frame draw:style-name="gr18" draw:text-style-name="P7" draw:layer="layout" svg:width="2.267cm" svg:height="2.618cm" draw:transform="rotate (1.5707963267949) translate (4.749cm 11.55cm)">
              <draw:text-box>
                <text:p><text:span text:style-name="T6">m</text:span></text:p>
              </draw:text-box>
            </draw:frame>
            <draw:frame draw:style-name="gr19" draw:text-style-name="P8" draw:layer="layout" svg:width="2.462cm" svg:height="1.826cm" draw:transform="rotate (1.5707963267949) translate (5.939cm 9.719cm)">
              <draw:text-box>
                <text:p><text:span text:style-name="T7">1/2</text:span></text:p>
              </draw:text-box>
            </draw:frame>
          </draw:g>
        </draw:g>
      </draw:page>
      <draw:page draw:name="page4" draw:style-name="dp1" draw:master-page-name="Default">
        <draw:g>
          <draw:custom-shape draw:style-name="gr15" draw:text-style-name="P2" draw:layer="layout" svg:width="17.886cm" svg:height="13.6cm" svg:x="4.948cm" svg:y="4.497cm">
            <text:p/>
            <draw:enhanced-geometry svg:viewBox="0 0 21600 21600" draw:type="rectangle" draw:enhanced-path="M 0 0 L 21600 0 21600 21600 0 21600 0 0 Z N"/>
          </draw:custom-shape>
          <draw:g>
            <draw:line draw:style-name="gr4" draw:text-style-name="P2" draw:layer="layout" svg:x1="8.347cm" svg:y1="5.027cm" svg:x2="8.347cm" svg:y2="15.105cm">
              <text:p/>
            </draw:line>
            <draw:line draw:style-name="gr4" draw:text-style-name="P2" draw:layer="layout" svg:x1="8.247cm" svg:y1="15.01cm" svg:x2="21.643cm" svg:y2="15.011cm">
              <text:p/>
            </draw:line>
            <draw:g>
              <draw:frame draw:style-name="gr16" draw:text-style-name="P7" draw:layer="layout" svg:width="2.267cm" svg:height="2.618cm" svg:x="18.521cm" svg:y="15.06cm">
                <draw:text-box>
                  <text:p><text:span text:style-name="T6">m</text:span></text:p>
                </draw:text-box>
              </draw:frame>
              <draw:frame draw:style-name="gr17" draw:text-style-name="P8" draw:layer="layout" svg:width="1.285cm" svg:height="1.826cm" svg:x="20.352cm" svg:y="16.25cm">
                <draw:text-box>
                  <text:p><text:span text:style-name="T7">0</text:span></text:p>
                </draw:text-box>
              </draw:frame>
            </draw:g>
            <draw:g>
              <draw:frame draw:style-name="gr18" draw:text-style-name="P7" draw:layer="layout" svg:width="2.267cm" svg:height="2.618cm" draw:transform="rotate (1.5707963267949) translate (4.749cm 11.55cm)">
                <draw:text-box>
                  <text:p><text:span text:style-name="T6">m</text:span></text:p>
                </draw:text-box>
              </draw:frame>
              <draw:frame draw:style-name="gr19" draw:text-style-name="P8" draw:layer="layout" svg:width="2.462cm" svg:height="1.826cm" draw:transform="rotate (1.5707963267949) translate (5.939cm 9.719cm)">
                <draw:text-box>
                  <text:p><text:span text:style-name="T7">1/2</text:span></text:p>
                </draw:text-box>
              </draw:frame>
            </draw:g>
            <draw:ellipse draw:style-name="gr20" draw:text-style-name="P2" draw:layer="layout" svg:width="5.247cm" svg:height="6.525cm" svg:x="9.151cm" svg:y="6.792cm">
              <text:p/>
            </draw:ellipse>
          </draw:g>
        </draw:g>
      </draw:page>
      <draw:page draw:name="page5" draw:style-name="dp1" draw:master-page-name="Default">
        <draw:g>
          <draw:custom-shape draw:style-name="gr15" draw:text-style-name="P2" draw:layer="layout" svg:width="17.886cm" svg:height="13.6cm" svg:x="4.948cm" svg:y="4.49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8.347cm" svg:y1="5.027cm" svg:x2="8.347cm" svg:y2="15.105cm">
            <text:p/>
          </draw:line>
          <draw:line draw:style-name="gr4" draw:text-style-name="P2" draw:layer="layout" svg:x1="8.247cm" svg:y1="15.01cm" svg:x2="21.643cm" svg:y2="15.011cm">
            <text:p/>
          </draw:line>
          <draw:g>
            <draw:frame draw:style-name="gr16" draw:text-style-name="P7" draw:layer="layout" svg:width="2.267cm" svg:height="2.618cm" svg:x="18.521cm" svg:y="15.06cm">
              <draw:text-box>
                <text:p><text:span text:style-name="T6">m</text:span></text:p>
              </draw:text-box>
            </draw:frame>
            <draw:frame draw:style-name="gr17" draw:text-style-name="P8" draw:layer="layout" svg:width="1.285cm" svg:height="1.826cm" svg:x="20.352cm" svg:y="16.25cm">
              <draw:text-box>
                <text:p><text:span text:style-name="T7">0</text:span></text:p>
              </draw:text-box>
            </draw:frame>
          </draw:g>
          <draw:g>
            <draw:frame draw:style-name="gr18" draw:text-style-name="P7" draw:layer="layout" svg:width="2.267cm" svg:height="2.618cm" draw:transform="rotate (1.5707963267949) translate (4.749cm 11.55cm)">
              <draw:text-box>
                <text:p><text:span text:style-name="T6">m</text:span></text:p>
              </draw:text-box>
            </draw:frame>
            <draw:frame draw:style-name="gr19" draw:text-style-name="P8" draw:layer="layout" svg:width="2.462cm" svg:height="1.826cm" draw:transform="rotate (1.5707963267949) translate (5.939cm 9.719cm)">
              <draw:text-box>
                <text:p><text:span text:style-name="T7">1/2</text:span></text:p>
              </draw:text-box>
            </draw:frame>
          </draw:g>
          <draw:ellipse draw:style-name="gr20" draw:text-style-name="P2" draw:layer="layout" svg:width="6.83cm" svg:height="4.639cm" svg:x="13.887cm" svg:y="9.763cm">
            <text:p/>
          </draw:ellipse>
        </draw:g>
      </draw:page>
      <draw:page draw:name="page6" draw:style-name="dp1" draw:master-page-name="Default">
        <draw:g>
          <draw:path draw:style-name="gr21" draw:text-style-name="P1" draw:layer="layout" svg:width="1.435cm" svg:height="0.982cm" draw:transform="skewX (0.0232128790515246) rotate (3.13461133658182) translate (12.5551863248983cm 12.4310140487716cm)" svg:viewBox="0 0 1436 983" svg:d="m0 983c597-31 1001-184 1054-495s-89-488-463-488-432 197-403 492 874 488 1248 488">
            <text:p/>
          </draw:path>
          <draw:path draw:style-name="gr22" draw:text-style-name="P1" draw:layer="layout" svg:width="1.435cm" svg:height="0.982cm" draw:transform="skewX (0.0197222205475359) rotate (3.13461133658182) translate (13.9433538445252cm 12.438352713235cm)" svg:viewBox="0 0 1436 983" svg:d="m0 983c597-32 1002-185 1056-491s-88-496-459-492-435 193-408 491 873 489 1247 489">
            <text:p/>
          </draw:path>
          <draw:path draw:style-name="gr23" draw:text-style-name="P1" draw:layer="layout" svg:width="1.435cm" svg:height="0.984cm" draw:transform="skewX (0.0205948851735331) rotate (3.1381019950858) translate (15.3307025026189cm 12.443615797972cm)" svg:viewBox="0 0 1436 985" svg:d="m0 979c597-23 1004-176 1058-487s-86-492-460-492-434 197-407 491 871 493 1245 494">
            <text:p/>
          </draw:path>
        </draw:g>
        <draw:line draw:style-name="gr4" draw:text-style-name="P2" draw:layer="layout" svg:x1="4.978cm" svg:y1="6.455cm" svg:x2="9.793cm" svg:y2="7.778cm">
          <text:p/>
        </draw:line>
        <draw:line draw:style-name="gr4" draw:text-style-name="P2" draw:layer="layout" svg:x1="5.016cm" svg:y1="5.662cm" svg:x2="9.831cm" svg:y2="6.985cm">
          <text:p/>
        </draw:line>
        <draw:line draw:style-name="gr4" draw:text-style-name="P2" draw:layer="layout" svg:x1="4.997cm" svg:y1="6.059cm" svg:x2="9.812cm" svg:y2="7.382cm">
          <text:p/>
        </draw:line>
        <draw:line draw:style-name="gr4" draw:text-style-name="P2" draw:layer="layout" svg:x1="5.035cm" svg:y1="12.568cm" svg:x2="9.662cm" svg:y2="11.271cm">
          <text:p/>
        </draw:line>
        <draw:line draw:style-name="gr4" draw:text-style-name="P2" draw:layer="layout" svg:x1="5.05cm" svg:y1="12.965cm" svg:x2="9.677cm" svg:y2="11.668cm">
          <text:p/>
        </draw:line>
        <draw:line draw:style-name="gr4" draw:text-style-name="P2" draw:layer="layout" svg:x1="5.072cm" svg:y1="13.362cm" svg:x2="9.699cm" svg:y2="12.065cm">
          <text:p/>
        </draw:line>
        <draw:line draw:style-name="gr5" draw:text-style-name="P2" draw:layer="layout" svg:x1="11.037cm" svg:y1="7.209cm" svg:x2="15.066cm" svg:y2="7.223cm">
          <text:p/>
        </draw:line>
        <draw:line draw:style-name="gr6" draw:text-style-name="P2" draw:layer="layout" svg:x1="14.935cm" svg:y1="7.196cm" svg:x2="18.326cm" svg:y2="8.398cm">
          <text:p/>
        </draw:line>
        <draw:line draw:style-name="gr7" draw:text-style-name="P2" draw:layer="layout" svg:x1="18.691cm" svg:y1="5.485cm" svg:x2="15.04cm" svg:y2="7.196cm">
          <text:p/>
        </draw:line>
        <draw:line draw:style-name="gr7" draw:text-style-name="P2" draw:layer="layout" svg:x1="19.394cm" svg:y1="10.559cm" svg:x2="15.067cm" svg:y2="11.543cm">
          <text:p/>
        </draw:line>
        <draw:line draw:style-name="gr6" draw:text-style-name="P2" draw:layer="layout" svg:x1="16.821cm" svg:y1="13.132cm" svg:x2="18.982cm" svg:y2="14.952cm">
          <text:p/>
        </draw:line>
        <draw:line draw:style-name="gr5" draw:text-style-name="P2" draw:layer="layout" svg:x1="15.304cm" svg:y1="11.45cm" svg:x2="16.894cm" svg:y2="13.205cm">
          <text:p/>
        </draw:line>
        <draw:line draw:style-name="gr7" draw:text-style-name="P2" draw:layer="layout" svg:x1="20.147cm" svg:y1="12.622cm" svg:x2="16.943cm" svg:y2="13.302cm">
          <text:p/>
        </draw:line>
        <draw:frame draw:style-name="gr8" draw:text-style-name="P3" draw:layer="layout" svg:width="4.105cm" svg:height="1.673cm" svg:x="4.402cm" svg:y="7.095cm">
          <draw:text-box>
            <text:p text:style-name="P9"><text:span text:style-name="T1">proton</text:span></text:p>
          </draw:text-box>
        </draw:frame>
        <draw:frame draw:style-name="gr8" draw:text-style-name="P3" draw:layer="layout" svg:width="4.105cm" svg:height="1.673cm" svg:x="4.403cm" svg:y="13.374cm">
          <draw:text-box>
            <text:p text:style-name="P9"><text:span text:style-name="T1">proton</text:span></text:p>
          </draw:text-box>
        </draw:frame>
        <draw:frame draw:style-name="gr8" draw:text-style-name="P3" draw:layer="layout" svg:width="1.209cm" svg:height="1.673cm" svg:x="19.534cm" svg:y="4.379cm">
          <draw:text-box>
            <text:p text:style-name="P9"><text:span text:style-name="T1">q</text:span></text:p>
          </draw:text-box>
        </draw:frame>
        <draw:frame draw:style-name="gr8" draw:text-style-name="P3" draw:layer="layout" svg:width="1.209cm" svg:height="1.673cm" svg:x="19.535cm" svg:y="9.576cm">
          <draw:text-box>
            <text:p text:style-name="P9"><text:span text:style-name="T1">q</text:span></text:p>
          </draw:text-box>
        </draw:frame>
        <draw:frame draw:style-name="gr8" draw:text-style-name="P3" draw:layer="layout" svg:width="1.209cm" svg:height="1.673cm" svg:x="20.229cm" svg:y="11.602cm">
          <draw:text-box>
            <text:p text:style-name="P9"><text:span text:style-name="T1">q</text:span></text:p>
          </draw:text-box>
        </draw:frame>
        <draw:frame draw:style-name="gr8" draw:text-style-name="P4" draw:layer="layout" svg:width="2.902cm" svg:height="1.673cm" svg:x="18.686cm" svg:y="7.512cm">
          <draw:text-box>
            <text:p text:style-name="P9"><text:span text:style-name="T2">LSP</text:span></text:p>
          </draw:text-box>
        </draw:frame>
        <draw:g>
          <draw:frame draw:style-name="gr8" draw:text-style-name="P4" draw:layer="layout" svg:width="1.243cm" svg:height="1.673cm" svg:x="12.285cm" svg:y="8.78cm">
            <draw:text-box>
              <text:p><text:span text:style-name="T3">~</text:span></text:p>
            </draw:text-box>
          </draw:frame>
          <draw:frame draw:style-name="gr8" draw:text-style-name="P4" draw:layer="layout" svg:width="1.209cm" svg:height="1.673cm" svg:x="12.318cm" svg:y="9.226cm">
            <draw:text-box>
              <text:p><text:span text:style-name="T3">g</text:span></text:p>
            </draw:text-box>
          </draw:frame>
        </draw:g>
        <draw:g>
          <draw:frame draw:style-name="gr8" draw:text-style-name="P4" draw:layer="layout" svg:width="1.209cm" svg:height="1.673cm" svg:x="15.076cm" svg:y="12.403cm">
            <draw:text-box>
              <text:p><text:span text:style-name="T3">q</text:span></text:p>
            </draw:text-box>
          </draw:frame>
          <draw:frame draw:style-name="gr8" draw:text-style-name="P4" draw:layer="layout" svg:width="1.243cm" svg:height="1.673cm" svg:x="15.029cm" svg:y="11.943cm">
            <draw:text-box>
              <text:p><text:span text:style-name="T3">~</text:span></text:p>
            </draw:text-box>
          </draw:frame>
        </draw:g>
        <draw:g>
          <draw:frame draw:style-name="gr8" draw:text-style-name="P4" draw:layer="layout" svg:width="1.209cm" svg:height="1.673cm" svg:x="12.282cm" svg:y="5.225cm">
            <draw:text-box>
              <text:p><text:span text:style-name="T3">q</text:span></text:p>
            </draw:text-box>
          </draw:frame>
          <draw:frame draw:style-name="gr8" draw:text-style-name="P4" draw:layer="layout" svg:width="1.243cm" svg:height="1.673cm" svg:x="12.235cm" svg:y="4.765cm">
            <draw:text-box>
              <text:p><text:span text:style-name="T3">~</text:span></text:p>
            </draw:text-box>
          </draw:frame>
        </draw:g>
        <draw:ellipse draw:style-name="gr9" draw:text-style-name="P2" draw:layer="layout" svg:width="1.907cm" svg:height="8.202cm" svg:x="9.481cm" svg:y="5.397cm">
          <text:p/>
        </draw:ellipse>
        <draw:circle draw:style-name="gr9" draw:text-style-name="P2" draw:layer="layout" svg:width="0.582cm" svg:height="0.582cm" svg:x="14.794cm" svg:y="6.939cm">
          <text:p/>
        </draw:circle>
        <draw:circle draw:style-name="gr9" draw:text-style-name="P2" draw:layer="layout" svg:width="0.582cm" svg:height="0.582cm" svg:x="16.69cm" svg:y="13.035cm">
          <text:p/>
        </draw:circle>
        <draw:circle draw:style-name="gr9" draw:text-style-name="P2" draw:layer="layout" svg:width="0.582cm" svg:height="0.582cm" svg:x="14.945cm" svg:y="11.191cm">
          <text:p/>
        </draw:circle>
        <draw:frame draw:style-name="gr8" draw:text-style-name="P11" draw:layer="layout" svg:width="2.195cm" svg:height="1.673cm" svg:x="22.63cm" svg:y="4.498cm">
          <draw:text-box>
            <text:p text:style-name="P10"><text:span text:style-name="T8">Jet</text:span></text:p>
          </draw:text-box>
        </draw:frame>
        <draw:frame draw:style-name="gr8" draw:text-style-name="P11" draw:layer="layout" svg:width="3.182cm" svg:height="1.673cm" svg:x="22.66cm" svg:y="7.514cm">
          <draw:text-box>
            <text:p text:style-name="P10"><text:span text:style-name="T8">MET</text:span></text:p>
          </draw:text-box>
        </draw:frame>
        <draw:frame draw:style-name="gr8" draw:text-style-name="P11" draw:layer="layout" svg:width="3.182cm" svg:height="1.673cm" svg:x="22.631cm" svg:y="14.584cm">
          <draw:text-box>
            <text:p text:style-name="P10"><text:span text:style-name="T8">MET</text:span></text:p>
          </draw:text-box>
        </draw:frame>
        <draw:frame draw:style-name="gr8" draw:text-style-name="P6" draw:layer="layout" svg:width="2.902cm" svg:height="1.673cm" svg:x="18.986cm" svg:y="14.513cm">
          <draw:text-box>
            <text:p text:style-name="P9"><text:span text:style-name="T2">LSP</text:span></text:p>
          </draw:text-box>
        </draw:frame>
        <draw:line draw:style-name="gr10" draw:text-style-name="P2" draw:layer="layout" svg:x1="19.807cm" svg:y1="9.949cm" svg:x2="20.438cm" svg:y2="9.9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cloud2" draw:style="ellipsoid" draw:cx="50%" draw:cy="50%" draw:start-color="#ffffff" draw:end-color="#cc6633" draw:start-intensity="100%" draw:end-intensity="10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ias Schroeder</meta:initial-creator>
    <meta:creation-date>2012-07-01T21:47:05</meta:creation-date>
    <dc:date>2013-11-08T11:54:56</dc:date>
    <dc:creator>Matthias </dc:creator>
    <meta:editing-duration>PT3H25M51S</meta:editing-duration>
    <meta:editing-cycles>19</meta:editing-cycles>
    <meta:generator>LibreOffice/3.5$Linux_X86_64 LibreOffice_project/350m1$Build-2</meta:generator>
    <meta:document-statistic meta:object-count="167"/>
  </office:meta>
</office:document-meta>
</file>